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Util.hashCode( char [ ] array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.getNextSize( int targe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.hashCode( byte [ ] array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rrayUtil.getShrinkSize( int currentSize , int targe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Util.grow( long [ ] array , int min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.grow( byte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.shrink( long [ ] array , int targe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Util.grow( byte [ ] array , int min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.grow( lo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Util.shrink( int [ ] array , int targe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Util.shrink( byte [ ] array , int targe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rrayUtil.grow( int [ ] array , int min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Util.grow( in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